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4c8b8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946f8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46f8"/>
    </style:style>
    <style:style style:name="P6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T1" style:family="text">
      <style:text-properties style:font-name="Liberation Sans" fo:font-size="18pt" fo:font-weight="bold" officeooo:rsid="0017cb59" style:font-name-asian="PingFang SC" style:font-size-asian="18pt" style:font-weight-asian="bold" style:font-name-complex="Arial Unicode MS" style:font-size-complex="18pt" style:font-weight-complex="bold"/>
    </style:style>
    <style:style style:name="T2" style:family="text">
      <style:text-properties officeooo:rsid="0017cb59"/>
    </style:style>
    <style:style style:name="T3" style:family="text">
      <style:text-properties officeooo:rsid="001c6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"Nincsenek titkaim" – Privacy az interneten</text:p>
      <text:p text:style-name="P2">DRAFT</text:p>
      <text:p text:style-name="P1"><text:span text:style-name="T3">7</text:span>. rész: <text:span text:style-name="T1">Mobiltelefon hardening</text:span></text:p>
      <text:p text:style-name="P3">Alkalmazások engedélyeinek lekorlátozása. Hivatkozás a helyadatokat felhasználó cikkre:</text:p>
      <text:p text:style-name="P3"><text:a xlink:type="simple" xlink:href="https://index.hu/techtud/2020/01/08/helyadatok_nyomkovetes_megfigyeles_adatvedelem_adatkezeles_szivarogtatas_amerika/" text:style-name="Internet_20_link" text:visited-style-name="Visited_20_Internet_20_Link">https://index.hu/techtud/2020/01/08/helyadatok_nyomkovetes_megfigyeles_adatvedelem_adatkezeles_szivarogtatas_amerika/</text:a></text:p>
      <text:p text:style-name="P3"/>
      <text:p text:style-name="P5">Advertisment identifire kikapcs Androidon:</text:p>
      <text:p text:style-name="P5">https://www.androidguys.com/tips-tools/how-to-disable-personalized-ads-on-android/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06T19:19:41.061745594</dc:date>
    <meta:editing-duration>PT24M51S</meta:editing-duration>
    <meta:editing-cycles>7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7" meta:word-count="24" meta:character-count="407" meta:non-whitespace-character-count="389"/>
  </office:meta>
</office:document-meta>
</file>